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tecting and Handling Inconsistencies in the Data</text:p>
      <text:p text:style-name="Text_20_body">Though I have not found an example so far, there are almost certainly inconsistencies between the data stored in MusicBrainz and IMSLP. Both are large databases that were assembled by a community of users, so there is no central authority that monitors all edits. <text:s/>Differences may arise due to the use of different sources, typographical errors, or even vandalism.</text:p>
      <text:p text:style-name="Text_20_body">Handling this kind of inconsistency will depend on some kind of matching – that is, identifying entries from each site that correspond to the same thing. <text:s/>Once a match is found, there would need to be some way to extract common information to check for consistency. <text:s/>Although it may not be the case for wikis in general, the IMSLP does have some structure imposed on its pages through the use of templates. <text:s/>These could be used to extract key-value pairs from a given type of page (composer, work, etc).</text:p>
      <text:p text:style-name="Text_20_body">These key-value pairs could be compared to the corresponding fields in the MusicBrainz database if such fields exist. <text:s/>I do not know how the correspondence could be found automatically, so <text:s/>I would do this at design-time. There is no clear choice of which source to use when there are inconsistencies, so I would flag the inconsistent piece of information and let the user decide how to handle it. Exactly what this flag looks like depends on how the data are presented. <text:s/>If they are combined, both values could be listed with something indicating where each value came from. <text:s/>If they are not combined (e.g. if data from each source is displayed side-by-side), then there could simply be an asterisk or highlighting indicating an inconsistency.</text:p>
      <text:p text:style-name="Text_20_body">If I continue to use the idea I described in my “Common Views” writeup, I would be storing information from both sites as nodes in a graph with a relationship called “corresponds to” or “matches” with an attribute for “match strength”. <text:s/>To check consistency in this scheme, I could have some script that periodically gets all of the “corresponds to” relationships and compares the data on each side. <text:s/>As mentioned before, exactly what to check would be determined beforehand. If an inconsistency is found, an attribute would be added to the “corresponds to” edge. If I do not use the graph-based data model, I would likely present a “combined” view of the two sources and display values from both sources if they disagree.</text:p>
      <text:p text:style-name="Text_20_body">In the few examples I looked at, most of the fields on the works and composer pages on IMSLP are blank. There was a similar dearth of information about composers and works on the MusicBrainz site. <text:s/>Each of the two sites seems to be focused on different things: MusicBrainz on albums or releases and IMSLP on musical scores. The structures and relationships included in each seem to be designed to help users retrieve that particular kind of information: I do not need to know the year of first publication to find the score for Beethoven's Piano Sonata 14, so it is not required in the IMSLP template. This means that many of the fields I would potentially need to check would be blank in most cases.</text:p>
      <text:p text:style-name="Text_20_body">There is another kind of inconsistency I will have to handle: differences in the things I am trying to match. <text:s/>Different spellings of a name, using (or not using) special characters, or using a different version of a work's title are all challenges I will face when trying to match entries from both databases. <text:s/>For these cases, I could use string comparison metrics to determine the “closeness” of a match. <text:s/>It may be necessary to present the user somehow with several of the “top” matches in cases where the match is w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a Seyedtalebi</meta:initial-creator>
    <meta:creation-date>2017-09-10T11:52:20</meta:creation-date>
    <dc:date>2017-09-10T13:49:37.28</dc:date>
    <dc:creator>Nima Seyedtalebi</dc:creator>
    <meta:editing-duration>PT1H10M25S</meta:editing-duration>
    <meta:editing-cycles>3</meta:editing-cycles>
    <meta:generator>OpenOffice/4.1.3$Win32 OpenOffice.org_project/413m1$Build-9783</meta:generator>
    <meta:document-statistic meta:table-count="0" meta:image-count="0" meta:object-count="0" meta:page-count="1" meta:paragraph-count="7" meta:word-count="620" meta:character-count="3607"/>
  </office:meta>
</office:document-meta>
</file>